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af9" officeooo:paragraph-rsid="0008daf9"/>
    </style:style>
    <style:style style:name="T1" style:family="text">
      <style:text-properties officeooo:rsid="00092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3456789876543<text:span text:style-name="T1">vhvhghvh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1:20.399547272</meta:creation-date>
    <dc:date>2015-03-03T21:35:23.071412539</dc:date>
    <meta:editing-duration>PT13M1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1" meta:character-count="25" meta:non-whitespace-character-count="25"/>
  </office:meta>
</office:document-meta>
</file>